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66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29.99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9ff33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66ff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669900" style:text-align-source="fix" style:repeat-content="false"/>
      <style:paragraph-properties fo:text-align="center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Optimization Name</text:p>
          </table:table-cell>
          <table:table-cell table:style-name="ce7" office:value-type="string" calcext:value-type="string">
            <text:p>Average time(sec)</text:p>
          </table:table-cell>
          <table:table-cell table:style-name="ce14" office:value-type="string" calcext:value-type="string">
            <text:p>Standar Deviation</text:p>
          </table:table-cell>
          <table:table-cell table:style-name="ce1" office:value-type="string" calcext:value-type="string">
            <text:p>source code</text:p>
          </table:table-cell>
          <table:table-cell table:style-name="ce7" office:value-type="string" calcext:value-type="string">
            <text:p>report included</text:p>
          </table:table-cell>
          <table:table-cell/>
          <table:table-cell table:style-name="ce9" table:formula="of:=AVERAGE([.H10:.H21])" office:value-type="float" office:value="0.063534175" calcext:value-type="float">
            <text:p>0.063534175</text:p>
          </table:table-cell>
          <table:table-cell table:formula="of:=STDEV([.H10:.H21])" office:value-type="float" office:value="0.000772705749152114" calcext:value-type="float">
            <text:p>0.0007727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_orig</text:p>
          </table:table-cell>
          <table:table-cell table:style-name="ce8" office:value-type="float" office:value="7.8341983333" calcext:value-type="float">
            <text:p>7.8341983333</text:p>
          </table:table-cell>
          <table:table-cell office:value-type="float" office:value="0.0984381918" calcext:value-type="float">
            <text:p>0.0984381918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_orig_O2</text:p>
          </table:table-cell>
          <table:table-cell office:value-type="float" office:value="0.9903168333" calcext:value-type="float">
            <text:p>0.9903168333</text:p>
          </table:table-cell>
          <table:table-cell office:value-type="float" office:value="0.0065967269" calcext:value-type="float">
            <text:p>0.00659672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_orig_fast</text:p>
          </table:table-cell>
          <table:table-cell table:style-name="ce5" office:value-type="float" office:value="0.8502573333" calcext:value-type="float">
            <text:p>0.8502573333</text:p>
          </table:table-cell>
          <table:table-cell office:value-type="float" office:value="0.0084664991" calcext:value-type="float">
            <text:p>0.00846649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_loopInter_a</text:p>
          </table:table-cell>
          <table:table-cell table:style-name="ce10" office:value-type="float" office:value="6.37867" calcext:value-type="float">
            <text:p>6.37867</text:p>
          </table:table-cell>
          <table:table-cell office:value-type="float" office:value="0.0223184457" calcext:value-type="float">
            <text:p>0.02231844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_loopInter_b</text:p>
          </table:table-cell>
          <table:table-cell table:style-name="ce5" office:value-type="float" office:value="6.3147241667" calcext:value-type="float">
            <text:p>6.3147241667</text:p>
          </table:table-cell>
          <table:table-cell office:value-type="float" office:value="0.044131187" calcext:value-type="float">
            <text:p>0.044131187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_loopInter_a_fast</text:p>
          </table:table-cell>
          <table:table-cell office:value-type="float" office:value="0.075837375" calcext:value-type="float">
            <text:p>0.075837375</text:p>
          </table:table-cell>
          <table:table-cell office:value-type="float" office:value="0.0010232003" calcext:value-type="float">
            <text:p>0.00102320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1_loopInter_b_fast</text:p>
          </table:table-cell>
          <table:table-cell table:style-name="ce5" office:value-type="float" office:value="0.0755086083" calcext:value-type="float">
            <text:p>0.0755086083</text:p>
          </table:table-cell>
          <table:table-cell office:value-type="float" office:value="0.0010301116" calcext:value-type="float">
            <text:p>0.00103011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_loopInter_c</text:p>
          </table:table-cell>
          <table:table-cell office:value-type="float" office:value="6.2647458333" calcext:value-type="float">
            <text:p>6.2647458333</text:p>
          </table:table-cell>
          <table:table-cell table:style-name="ce15" office:value-type="float" office:value="0.0212758931" calcext:value-type="float">
            <text:p>0.02127589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_loopInter_c_fast</text:p>
          </table:table-cell>
          <table:table-cell office:value-type="float" office:value="0.075520425" calcext:value-type="float">
            <text:p>0.075520425</text:p>
          </table:table-cell>
          <table:table-cell office:value-type="float" office:value="0.0006987603" calcext:value-type="float">
            <text:p>0.0006987603</text:p>
          </table:table-cell>
          <table:table-cell table:number-columns-repeated="3"/>
          <table:table-cell office:value-type="float" office:value="0.0624471" calcext:value-type="float">
            <text:p>0.06244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loopUnrol_a</text:p>
          </table:table-cell>
          <table:table-cell office:value-type="float" office:value="7.7859758333" calcext:value-type="float">
            <text:p>7.7859758333</text:p>
          </table:table-cell>
          <table:table-cell table:style-name="ce15" office:value-type="float" office:value="0.2519719446" calcext:value-type="float">
            <text:p>0.2519719446</text:p>
          </table:table-cell>
          <table:table-cell table:number-columns-repeated="3"/>
          <table:table-cell office:value-type="float" office:value="0.0625328" calcext:value-type="float">
            <text:p>0.06253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loopUnrol_a_fast</text:p>
          </table:table-cell>
          <table:table-cell office:value-type="float" office:value="0.075144675" calcext:value-type="float">
            <text:p>0.075144675</text:p>
          </table:table-cell>
          <table:table-cell office:value-type="float" office:value="0.0017603921" calcext:value-type="float">
            <text:p>0.0017603921</text:p>
          </table:table-cell>
          <table:table-cell table:number-columns-repeated="3"/>
          <table:table-cell office:value-type="float" office:value="0.0636442" calcext:value-type="float">
            <text:p>0.06364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loopUnrol_b</text:p>
          </table:table-cell>
          <table:table-cell office:value-type="float" office:value="7.8145758333" calcext:value-type="float">
            <text:p>7.8145758333</text:p>
          </table:table-cell>
          <table:table-cell table:style-name="ce15" office:value-type="float" office:value="0.2832855426" calcext:value-type="float">
            <text:p>0.2832855426</text:p>
          </table:table-cell>
          <table:table-cell table:number-columns-repeated="3"/>
          <table:table-cell office:value-type="float" office:value="0.0632958" calcext:value-type="float">
            <text:p>0.06329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loopUnrol_b_fast</text:p>
          </table:table-cell>
          <table:table-cell table:style-name="ce5" office:value-type="float" office:value="0.069287375" calcext:value-type="float">
            <text:p>0.069287375</text:p>
          </table:table-cell>
          <table:table-cell office:value-type="float" office:value="0.0004853577" calcext:value-type="float">
            <text:p>0.0004853577</text:p>
          </table:table-cell>
          <table:table-cell table:number-columns-repeated="3"/>
          <table:table-cell office:value-type="float" office:value="0.0624201" calcext:value-type="float">
            <text:p>0.06242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_loopUnrol_c</text:p>
          </table:table-cell>
          <table:table-cell office:value-type="float" office:value="8.0128683333" calcext:value-type="float">
            <text:p>8.0128683333</text:p>
          </table:table-cell>
          <table:table-cell office:value-type="float" office:value="0.0606621989" calcext:value-type="float">
            <text:p>0.0606621989</text:p>
          </table:table-cell>
          <table:table-cell table:number-columns-repeated="3"/>
          <table:table-cell office:value-type="float" office:value="0.0648142" calcext:value-type="float">
            <text:p>0.06481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2_loopUnrol_c_fast</text:p>
          </table:table-cell>
          <table:table-cell table:style-name="ce5" office:value-type="float" office:value="0.0641150333" calcext:value-type="float">
            <text:p>0.0641150333</text:p>
          </table:table-cell>
          <table:table-cell office:value-type="float" office:value="0.0005081248" calcext:value-type="float">
            <text:p>0.0005081248</text:p>
          </table:table-cell>
          <table:table-cell table:number-columns-repeated="3"/>
          <table:table-cell office:value-type="float" office:value="0.0640468" calcext:value-type="float">
            <text:p>0.06404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3_loopFusion_a</text:p>
          </table:table-cell>
          <table:table-cell office:value-type="float" office:value="7.4073466667" calcext:value-type="float">
            <text:p>7.4073466667</text:p>
          </table:table-cell>
          <table:table-cell office:value-type="float" office:value="0.0594772339" calcext:value-type="float">
            <text:p>0.0594772339</text:p>
          </table:table-cell>
          <table:table-cell table:number-columns-repeated="3"/>
          <table:table-cell office:value-type="float" office:value="0.0640655" calcext:value-type="float">
            <text:p>0.064065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_loopFusion_a_fast</text:p>
          </table:table-cell>
          <table:table-cell office:value-type="float" office:value="0.1097414167" calcext:value-type="float">
            <text:p>0.1097414167</text:p>
          </table:table-cell>
          <table:table-cell office:value-type="float" office:value="0.0005568475" calcext:value-type="float">
            <text:p>0.0005568475</text:p>
          </table:table-cell>
          <table:table-cell table:number-columns-repeated="3"/>
          <table:table-cell table:style-name="ce2" office:value-type="float" office:value="0.0642404" calcext:value-type="float">
            <text:p>0.064240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3_loopFusion_b</text:p>
          </table:table-cell>
          <table:table-cell table:style-name="ce5" office:value-type="float" office:value="5.8283991667" calcext:value-type="float">
            <text:p>5.8283991667</text:p>
          </table:table-cell>
          <table:table-cell office:value-type="float" office:value="0.0414904676" calcext:value-type="float">
            <text:p>0.0414904676</text:p>
          </table:table-cell>
          <table:table-cell table:number-columns-repeated="3"/>
          <table:table-cell office:value-type="float" office:value="0.0640714" calcext:value-type="float">
            <text:p>0.06407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_loopFusion_b_fast</text:p>
          </table:table-cell>
          <table:table-cell office:value-type="float" office:value="0.063534175" calcext:value-type="float">
            <text:p>0.063534175</text:p>
          </table:table-cell>
          <table:table-cell office:value-type="float" office:value="0.0007727057" calcext:value-type="float">
            <text:p>0.0007727057</text:p>
          </table:table-cell>
          <table:table-cell table:number-columns-repeated="3"/>
          <table:table-cell table:style-name="ce2" office:value-type="float" office:value="0.0636087" calcext:value-type="float">
            <text:p>0.0636087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float" office:value="0.0632231" calcext:value-type="float">
            <text:p>0.0632231</text:p>
          </table:table-cell>
          <table:table-cell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11"/>
          <table:table-cell table:style-name="ce12" office:value-type="string" calcext:value-type="string">
            <text:p>J=0</text:p>
          </table:table-cell>
          <table:table-cell table:style-name="ce12" office:value-type="string" calcext:value-type="string">
            <text:p><text:s text:c="2"/>…</text:p>
          </table:table-cell>
          <table:table-cell table:style-name="ce12" office:value-type="string" calcext:value-type="string">
            <text:p>4093</text:p>
          </table:table-cell>
          <table:table-cell table:style-name="ce12" office:value-type="float" office:value="4094" calcext:value-type="float">
            <text:p>4094</text:p>
          </table:table-cell>
          <table:table-cell table:style-name="ce13" office:value-type="float" office:value="4095" calcext:value-type="float">
            <text:p>4095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0</text:p>
          </table:table-cell>
          <table:table-cell table:style-name="Default"/>
          <table:table-cell/>
          <table:table-cell table:style-name="ce16" office:value-type="string" calcext:value-type="string">
            <text:p>1<text:span text:style-name="T1">st</text:span></text:p>
          </table:table-cell>
          <table:table-cell table:style-name="ce16" office:value-type="string" calcext:value-type="string">
            <text:p>2<text:span text:style-name="T1">nd</text:span></text:p>
          </table:table-cell>
          <table:table-cell table:style-name="ce16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1</text:p>
          </table:table-cell>
          <table:table-cell table:style-name="ce16" office:value-type="string" calcext:value-type="string">
            <text:p>4<text:span text:style-name="T1">th</text:span></text:p>
          </table:table-cell>
          <table:table-cell/>
          <table:table-cell table:style-name="ce17" office:value-type="string" calcext:value-type="string">
            <text:p>1<text:span text:style-name="T1">st</text:span></text:p>
          </table:table-cell>
          <table:table-cell table:style-name="ce17" office:value-type="string" calcext:value-type="string">
            <text:p>2<text:span text:style-name="T1">nd</text:span></text:p>
          </table:table-cell>
          <table:table-cell table:style-name="ce17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2</text:p>
          </table:table-cell>
          <table:table-cell table:style-name="ce17" office:value-type="string" calcext:value-type="string">
            <text:p>4<text:span text:style-name="T1">th</text:span></text:p>
          </table:table-cell>
          <table:table-cell/>
          <table:table-cell table:style-name="ce18" office:value-type="string" calcext:value-type="string">
            <text:p>1<text:span text:style-name="T1">st</text:span></text:p>
          </table:table-cell>
          <table:table-cell table:style-name="ce18" office:value-type="string" calcext:value-type="string">
            <text:p>2<text:span text:style-name="T1">nd</text:span></text:p>
          </table:table-cell>
          <table:table-cell table:style-name="ce18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3</text:p>
          </table:table-cell>
          <table:table-cell table:style-name="ce18" office:value-type="string" calcext:value-type="string">
            <text:p>4<text:span text:style-name="T1">th</text:span></text:p>
          </table:table-cell>
          <table:table-cell/>
          <table:table-cell table:style-name="ce19" office:value-type="string" calcext:value-type="string">
            <text:p>1<text:span text:style-name="T1">st</text:span></text:p>
          </table:table-cell>
          <table:table-cell table:style-name="ce19" office:value-type="string" calcext:value-type="string">
            <text:p>2<text:span text:style-name="T1">nd</text:span></text:p>
          </table:table-cell>
          <table:table-cell table:style-name="ce19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 calcext:value-type="string">
            <text:p>I=4094</text:p>
          </table:table-cell>
          <table:table-cell table:style-name="ce19" office:value-type="string" calcext:value-type="string">
            <text:p>4<text:span text:style-name="T1">th</text:span></text:p>
          </table:table-cell>
          <table:table-cell/>
          <table:table-cell table:style-name="ce20" office:value-type="string" calcext:value-type="string">
            <text:p>1<text:span text:style-name="T1">st</text:span></text:p>
          </table:table-cell>
          <table:table-cell table:style-name="ce20" office:value-type="string" calcext:value-type="string">
            <text:p>2<text:span text:style-name="T1">nd</text:span></text:p>
          </table:table-cell>
          <table:table-cell table:style-name="ce20" office:value-type="string" calcext:value-type="string">
            <text:p>3<text:span text:style-name="T1">rd</text:span></text:p>
          </table:table-cell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I=4095</text:p>
          </table:table-cell>
          <table:table-cell table:style-name="ce20" office:value-type="string" calcext:value-type="string">
            <text:p>4<text:span text:style-name="T1">th</text:span></text:p>
          </table:table-cell>
          <table:table-cell table:style-name="ce11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F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03:51:05.995224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21:51.960801688</meta:creation-date>
    <dc:date>2017-10-18T15:37:21.668998747</dc:date>
    <meta:editing-duration>P1DT19H17M12S</meta:editing-duration>
    <meta:editing-cycles>36</meta:editing-cycles>
    <meta:generator>LibreOffice/5.1.6.2$Linux_X86_64 LibreOffice_project/10m0$Build-2</meta:generator>
    <meta:document-statistic meta:table-count="1" meta:cell-count="129" meta:object-count="0"/>
  </office:meta>
</office:document-meta>
</file>